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text-properties fo:font-size="20pt" style:font-size-asian="20pt" style:font-size-complex="20pt"/>
    </style:style>
    <style:style style:name="T7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8" style:parent-style-name="Standard" style:family="paragraph"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11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 – Shivansh Vishwakarma</text:p>
      <text:p text:style-name="P2">Group – KD4</text:p>
      <text:p text:style-name="P3">Roll NO - 80157</text:p>
      <text:p text:style-name="P4">Assignment No.4</text:p>
      <text:p text:style-name="P5"/>
      <text:p text:style-name="P6"/>
      <text:p text:style-name="Standard"><text:span text:style-name="T7"><draw:frame draw:z-index="251658240" draw:style-name="a0" draw:name="Image1" text:anchor-type="paragraph" svg:x="-0.64921in" svg:y="0.82795in" svg:width="11.42795in" svg:height="7.80276in" style:rel-width="scale" style:rel-height="scale"><draw:image xlink:href="media/image1.png" xlink:type="simple" xlink:show="embed" xlink:actuate="onLoad"/><svg:title/><svg:desc/></draw:frame></text:span></text:p>
      <text:p text:style-name="P8"/>
      <text:soft-page-break/>
      <text:p text:style-name="P9"><text:span text:style-name="T10"><draw:frame draw:z-index="251659264" draw:style-name="a1" draw:name="Image2" text:anchor-type="paragraph" svg:x="-0.57283in" svg:y="7.48189in" svg:width="11.10157in" svg:height="6.6689in" style:rel-width="scale" style:rel-height="scale"><draw:image xlink:href="media/image2.png" xlink:type="simple" xlink:show="embed" xlink:actuate="onLoad"/><svg:title/><svg:desc/></draw:frame></text:span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hp</dc:creator>
    <meta:creation-date>2023-12-22T14:15:00Z</meta:creation-date>
    <dc:date>2023-12-22T14:15:00Z</dc:date>
    <meta:template xlink:href="Normal" xlink:type="simple"/>
    <meta:editing-cycles>2</meta:editing-cycles>
    <meta:editing-duration>PT0S</meta:editing-duration>
    <meta:document-statistic meta:page-count="2" meta:paragraph-count="1" meta:word-count="11" meta:character-count="79" meta:row-count="1" meta:non-whitespace-character-count="69"/>
  </office:meta>
</office:document-meta>
</file>